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 New Roman1" svg:font-family="'Time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 New Roman" fo:font-size="12pt" officeooo:paragraph-rsid="001a42f1" style:font-size-asian="12pt" style:font-size-complex="12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.953cm" style:auto-text-indent="false"/>
      <style:text-properties style:font-name="Time New Roman" fo:font-size="12pt" officeooo:paragraph-rsid="001a42f1" style:font-size-asian="12pt" style:font-size-complex="12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rsid="00109725" officeooo:paragraph-rsid="001a42f1" style:font-size-asian="12pt" style:font-size-complex="12pt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paragraph-rsid="001a42f1" style:font-size-asian="12pt" style:font-size-complex="12pt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.951cm" style:auto-text-indent="false" fo:break-before="page"/>
      <style:text-properties style:font-name="Time New Roman" fo:font-size="12pt" officeooo:paragraph-rsid="001a42f1" style:font-size-asian="12pt" style:font-size-complex="12pt"/>
    </style:style>
    <style:style style:name="P6" style:family="paragraph" style:parent-style-name="Text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paragraph-rsid="001d07c2" style:font-size-asian="12pt" style:font-size-complex="12pt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Time New Roman" fo:font-size="12pt" officeooo:rsid="001278b6" officeooo:paragraph-rsid="001a42f1" style:font-size-asian="12pt" style:font-size-complex="12pt"/>
    </style:style>
    <style:style style:name="P8" style:family="paragraph" style:parent-style-name="Standard" style:list-style-name="L2">
      <style:paragraph-properties fo:line-height="115%" fo:text-align="justify" style:justify-single-word="false" fo:orphans="2" fo:widows="2"/>
      <style:text-properties style:font-name="Time New Roman" fo:font-size="12pt" fo:font-weight="normal" officeooo:rsid="0014bad6" officeooo:paragraph-rsid="001a42f1" fo:background-color="transparent" style:font-name-asian="Calibri" style:font-size-asian="12pt" style:font-weight-asian="normal" style:font-size-complex="12pt" style:font-weight-complex="normal"/>
    </style:style>
    <style:style style:name="P9" style:family="paragraph" style:parent-style-name="Standard" style:list-style-name="WWNum3">
      <style:paragraph-properties fo:line-height="115%" fo:text-align="justify" style:justify-single-word="false"/>
      <style:text-properties officeooo:paragraph-rsid="001c3868"/>
    </style:style>
    <style:style style:name="P10" style:family="paragraph" style:parent-style-name="Standard" style:list-style-name="WWNum3">
      <style:paragraph-properties fo:line-height="115%" fo:text-align="justify" style:justify-single-word="false"/>
      <style:text-properties style:font-name="Time New Roman" fo:font-size="12pt" officeooo:paragraph-rsid="001c3868" style:font-size-asian="12pt" style:font-size-complex="12pt"/>
    </style:style>
    <style:style style:name="P11" style:family="paragraph" style:parent-style-name="Standard" style:list-style-name="WWNum5">
      <style:paragraph-properties fo:line-height="115%" fo:text-align="justify" style:justify-single-word="false" fo:orphans="2" fo:widows="2"/>
      <style:text-properties style:font-name="Time New Roman" fo:font-size="12pt" officeooo:paragraph-rsid="001c3868" style:font-size-asian="12pt" style:font-size-complex="12pt"/>
    </style:style>
    <style:style style:name="P12" style:family="paragraph" style:parent-style-name="Standard" style:list-style-name="WWNum2">
      <style:paragraph-properties fo:line-height="115%" fo:text-align="justify" style:justify-single-word="false" fo:orphans="2" fo:widows="2"/>
      <style:text-properties style:font-name="Time New Roman" fo:font-size="12pt" officeooo:paragraph-rsid="001d07c2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 New Roman" fo:font-size="12pt" officeooo:paragraph-rsid="001c3868" style:font-size-asian="12pt" style:font-size-complex="12pt"/>
    </style:style>
    <style:style style:name="P14" style:family="paragraph" style:parent-style-name="Standard" style:list-style-name="WWNum4">
      <style:paragraph-properties fo:line-height="115%" fo:text-align="justify" style:justify-single-word="false"/>
      <style:text-properties style:font-name="Time New Roman" fo:font-size="12pt" officeooo:paragraph-rsid="001c3868" style:font-size-asian="12pt" style:font-size-complex="12pt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rsid="0014bad6" officeooo:paragraph-rsid="001a42f1" style:font-size-asian="12pt" style:font-size-complex="12pt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paragraph-rsid="001c3868" style:font-size-asian="12pt" style:font-size-complex="12pt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paragraph-rsid="001d07c2" style:font-size-asian="12pt" style:font-size-complex="12pt"/>
    </style:style>
    <style:style style:name="P18" style:family="paragraph" style:parent-style-name="Standard">
      <style:paragraph-properties fo:margin-left="0cm" fo:margin-right="0cm" fo:line-height="115%" fo:text-align="center" style:justify-single-word="false" fo:text-indent="0.951cm" style:auto-text-indent="false"/>
      <style:text-properties style:font-name="Time New Roman" fo:font-size="12pt" officeooo:paragraph-rsid="001d07c2" style:font-size-asian="12pt" style:font-size-complex="12pt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rsid="000fe6d3" officeooo:paragraph-rsid="001c3868" style:font-size-asian="12pt" style:font-size-complex="12pt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.953cm" style:auto-text-indent="false"/>
      <style:text-properties style:font-name="Time New Roman" fo:font-size="12pt" officeooo:paragraph-rsid="001c3868" style:font-size-asian="12pt" style:font-size-complex="12pt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.905cm" style:auto-text-indent="false"/>
      <style:text-properties style:font-name="Time New Roman" fo:font-size="12pt" officeooo:paragraph-rsid="001d07c2" style:font-size-asian="12pt" style:font-size-complex="12pt"/>
    </style:style>
    <style:style style:name="P22" style:family="paragraph" style:parent-style-name="Standard">
      <style:paragraph-properties fo:margin-left="0cm" fo:margin-right="0cm" fo:line-height="115%" fo:text-align="center" style:justify-single-word="false" fo:text-indent="0.905cm" style:auto-text-indent="false"/>
      <style:text-properties style:font-name="Time New Roman" fo:font-size="12pt" officeooo:paragraph-rsid="001d07c2" style:font-size-asian="12pt" style:font-size-complex="12pt"/>
    </style:style>
    <style:style style:name="P23" style:family="paragraph" style:parent-style-name="Standard" style:list-style-name="WWNum1">
      <style:paragraph-properties fo:margin-left="0cm" fo:margin-right="0cm" fo:line-height="115%" fo:text-align="justify" style:justify-single-word="false" fo:orphans="2" fo:widows="2" fo:text-indent="-0.63cm" style:auto-text-indent="false">
        <style:tab-stops>
          <style:tab-stop style:position="1.588cm"/>
        </style:tab-stops>
      </style:paragraph-properties>
      <style:text-properties style:font-name="Time New Roman" fo:font-size="12pt" officeooo:paragraph-rsid="001d07c2" style:font-size-asian="12pt" style:font-size-complex="12pt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page"/>
      <style:text-properties style:font-name="Time New Roman" fo:font-size="12pt" officeooo:paragraph-rsid="001c3868" style:font-size-asian="12pt" style:font-size-complex="12pt"/>
    </style:style>
    <style:style style:name="T1" style:family="text">
      <style:text-properties style:font-name="Time New Roman1"/>
    </style:style>
    <style:style style:name="T2" style:family="text">
      <style:text-properties style:font-name="Time New Roman1" fo:font-weight="bold" style:font-weight-asian="bold"/>
    </style:style>
    <style:style style:name="T3" style:family="text">
      <style:text-properties style:font-name="Time New Roman1" fo:font-weight="bold" style:font-name-asian="MS Mincho" style:font-weight-asian="bold" style:font-name-complex="Times New Roman"/>
    </style:style>
    <style:style style:name="T4" style:family="text">
      <style:text-properties style:font-name="Time New Roman1" fo:language="en" fo:country="US"/>
    </style:style>
    <style:style style:name="T5" style:family="text">
      <style:text-properties style:font-name="Time New Roman1" fo:font-size="12pt" style:font-size-asian="12pt" style:font-size-complex="12pt"/>
    </style:style>
    <style:style style:name="T6" style:family="text">
      <style:text-properties style:font-name="Time New Roman1" fo:font-size="12pt" fo:font-weight="normal" style:font-name-asian="Calibri" style:font-size-asian="12pt" style:font-weight-asian="normal" style:font-name-complex="F" style:font-size-complex="12pt" style:font-weight-complex="normal"/>
    </style:style>
    <style:style style:name="T7" style:family="text">
      <style:text-properties style:font-name="Time New Roman1" fo:font-weight="normal" style:font-weight-asian="normal" style:font-weight-complex="normal"/>
    </style:style>
    <style:style style:name="T8" style:family="text">
      <style:text-properties style:font-name="Time New Roman1" fo:font-weight="normal" style:font-weight-asian="normal" style:font-name-complex="F" style:font-weight-complex="normal"/>
    </style:style>
    <style:style style:name="T9" style:family="text">
      <style:text-properties style:font-name="Time New Roman1" fo:font-weight="normal" style:font-name-asian="Calibri" style:font-weight-asian="normal" style:font-name-complex="F" style:font-weight-complex="normal"/>
    </style:style>
    <style:style style:name="T10" style:family="text">
      <style:text-properties style:font-name="Time New Roman1" style:font-name-complex="F"/>
    </style:style>
    <style:style style:name="T11" style:family="text">
      <style:text-properties style:font-name="Time New Roman1" officeooo:rsid="000fe6d3"/>
    </style:style>
    <style:style style:name="T12" style:family="text">
      <style:text-properties style:font-name="Time New Roman1" style:font-name-asian="MS Mincho"/>
    </style:style>
    <style:style style:name="T13" style:family="text">
      <style:text-properties style:font-name="Time New Roman1" style:font-name-asian="MS Mincho" style:font-name-complex="Times New Roman"/>
    </style:style>
    <style:style style:name="T14" style:family="text">
      <style:text-properties style:font-name="Time New Roman1" fo:letter-spacing="0.011cm"/>
    </style:style>
    <style:style style:name="T15" style:family="text">
      <style:text-properties style:font-name="Time New Roman1" fo:letter-spacing="0.011cm" fo:font-weight="bold" style:font-weight-asian="bold"/>
    </style:style>
    <style:style style:name="T16" style:family="text">
      <style:text-properties style:font-name="Time New Roman1" fo:letter-spacing="0.011cm" style:font-name-complex="F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09725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4bad6" style:font-weight-asian="bold"/>
    </style:style>
    <style:style style:name="T22" style:family="text">
      <style:text-properties fo:font-weight="bold" fo:background-color="transparent" loext:char-shading-value="0" style:font-weight-asian="bold"/>
    </style:style>
    <style:style style:name="T23" style:family="text">
      <style:text-properties fo:font-weight="bold" style:font-name-asian="MS Mincho" style:font-weight-asian="bold" style:font-name-complex="Times New Roman"/>
    </style:style>
    <style:style style:name="T24" style:family="text">
      <style:text-properties officeooo:rsid="000faad7"/>
    </style:style>
    <style:style style:name="T25" style:family="text">
      <style:text-properties officeooo:rsid="00109725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09725" fo:background-color="transparent" loext:char-shading-value="0"/>
    </style:style>
    <style:style style:name="T28" style:family="text">
      <style:text-properties officeooo:rsid="0014bad6" fo:background-color="transparent" loext:char-shading-value="0"/>
    </style:style>
    <style:style style:name="T29" style:family="text">
      <style:text-properties officeooo:rsid="0014bad6"/>
    </style:style>
    <style:style style:name="T30" style:family="text">
      <style:text-properties officeooo:rsid="001278b6"/>
    </style:style>
    <style:style style:name="T31" style:family="text">
      <style:text-properties officeooo:rsid="000fe6d3"/>
    </style:style>
    <style:style style:name="T32" style:family="text">
      <style:text-properties style:font-name-complex="F"/>
    </style:style>
    <style:style style:name="T33" style:family="text">
      <style:text-properties fo:font-weight="normal" style:font-weight-asian="normal" style:font-name-complex="F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name-asian="Calibri" style:font-weight-asian="normal" style:font-name-complex="F" style:font-weight-complex="normal"/>
    </style:style>
    <style:style style:name="T36" style:family="text">
      <style:text-properties style:font-name-asian="MS Mincho"/>
    </style:style>
    <style:style style:name="T37" style:family="text">
      <style:text-properties style:font-name-asian="MS Mincho" style:font-name-complex="Times New Roman"/>
    </style:style>
    <style:style style:name="T38" style:family="text">
      <style:text-properties fo:letter-spacing="0.011cm"/>
    </style:style>
    <style:style style:name="T39" style:family="text">
      <style:text-properties fo:letter-spacing="0.011cm" fo:font-weight="bold" style:font-weight-asian="bold"/>
    </style:style>
    <style:style style:name="T40" style:family="text">
      <style:text-properties fo:letter-spacing="0.011cm" style:font-name-complex="F"/>
    </style:style>
    <style:style style:name="T41" style:family="text">
      <style:text-properties style:font-name="Time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0">Актуальность темы.</text:span> На данный момент существует множество военных стратегий реального времени. И не все из них позволяют моделировать реалистичные или максимально приближенные к реальности битвы, в которых бы учитывались не только особенности рельефа и различных видов войск, но и другие факторы, такие как запасы еды, топлива, пути снабжения, погодные условия, сложность дорожных сетей.</text:p>
      <text:p text:style-name="P13"><text:tab/>Ранее студентами ПГТУ была создана игра под названием «<text:span text:style-name="T17">WarOnMap</text:span>», которая учитывает перечисленные выше факторы. Эта игра позволяет моделировать приближенные к реальности битвы, и кроме этого она является единственной стратегией, которая использует дорожный граф в качестве карты.</text:p>
      <text:p text:style-name="P13"><text:tab/>Представленная игра является стратегией реального времени(англ. real time strategies, сокр. RTS). На данный момент наибольших успехов в применении машинного обучения в RT<text:span text:style-name="T32">S </text:span><text:span text:style-name="T33">добились: </text:span></text:p>
      <text:list xml:id="list2831961476" text:style-name="WWNum4">
        <text:list-item>
          <text:p text:style-name="P14"><text:span text:style-name="T33">Gabriel Synnaeve, Nantas Nardelli в работе «TorchCraft: a Library for Machine Learning Research on Real-Time Strategy Games». В этой статье говорится о библиотеке TorchCraft, которая позволяет изучать глубокое обучение в стратегиях реального времени, таких как StarCraft: Brood War</text:span><text:span text:style-name="T32">.</text:span><text:span text:style-name="T33">[1]</text:span></text:p>
        </text:list-item>
        <text:list-item>
          <text:p text:style-name="P14">Javier Villanueva Forner в своей дипломной работе на степень бакалавра «USE OF MACHINE LEARNING TECHNIQUES IN VIDEOGAMES» создал RTS на движке Unity и ИИ для неё.<text:span text:style-name="T33">[2]</text:span></text:p>
        </text:list-item>
        <text:list-item>
          <text:p text:style-name="P14">Per-Arne Andersen, Morten Goodwin, Ole-Christoffer Granmo в статье «Deep RTS: A Game Environment for Deep Reinforcement Learning in Real-Time Strategy Games» рассказывается о среде для разработки и тестирования ИИ для игр жанра RTS. Представленная среда является самой новой и более производительной чем прочие(в том числе и <text:span text:style-name="T33">TorchCraft)[3]</text:span></text:p>
        </text:list-item>
        <text:list-item>
          <text:p text:style-name="P14"><text:span text:style-name="T33">19 янв. 2019 г. компания DeepMind тестировала ИИ «AlphaStar» для игры Starcraft 2 Legacy of the Void. «AlphaStar» играл с двумя игроками профессиональными игроками по 5 матчей с каждым. В результате ИИ обыграл игроков ни разу не проиграв.[4]</text:span></text:p>
        </text:list-item>
      </text:list>
      <text:p text:style-name="P13"><text:tab/>Эти игры являются военными стратегиями реального времени, и они отличаются от «<text:span text:style-name="T17">WarOnMap</text:span>» тем, что там необходимо развивать экономику, и наличием видов войск, которых не существует в реальном мире(<text:span text:style-name="T32">например</text:span>, самолёт который может трансформироваться в шагающего робота). Кроме того представленные игры используют карты, представляющие из себя сетку на которой располагаются юниты(боевые единицы). </text:p>
      <text:p text:style-name="P16">Существующие решения в применении машинного обучения в играх жанра RTS позволяют эффективно управлять армией на картах типа «сетка». Но ни один из существующих ИИ не может работать с дорожным графом. </text:p>
      <text:p text:style-name="P16"><text:soft-page-break/>Чтобы решить выше описанную проблему нужно будет использовать <text:span text:style-name="T31">алгоритм Бобкова А. С.</text:span>[5] для быстрого поиска оптимального пути на дорожном графе и создать ИИ, который сможет эффективно управлять армией быстро ориентируясь на дорожном графе.</text:p>
      <text:p text:style-name="P19">Ссылки</text:p>
      <text:list xml:id="list2966475125" text:style-name="WWNum3">
        <text:list-item>
          <text:p text:style-name="P9"><text:span text:style-name="Internet_20_link"><text:span text:style-name="T41">https://arxiv.org/abs/1611.00625</text:span></text:span></text:p>
        </text:list-item>
        <text:list-item>
          <text:p text:style-name="P9"><text:span text:style-name="Internet_20_link"><text:span text:style-name="T41">http://repositori.uji.es/xmlui/bitstream/handle/10234/175613/MEMORIA_VillanuevaFornerJavier.pdf?sequence=1&amp;isAllowed=y</text:span></text:span></text:p>
        </text:list-item>
        <text:list-item>
          <text:p text:style-name="P10">https://arxiv.org/abs/1808.05032</text:p>
        </text:list-item>
        <text:list-item>
          <text:p text:style-name="P9"><text:a xlink:type="simple" xlink:href="https://deepmind.com/blog/alphastar-mastering-real-time-strategy-game-starcraft-ii/" text:style-name="ListLabel_20_29" text:visited-style-name="ListLabel_20_29"><text:span text:style-name="Internet_20_link"><text:span text:style-name="T41">https://deepmind.com/blog/alphastar-mastering-real-time-strategy-game-starcraft-ii/</text:span></text:span></text:a></text:p>
        </text:list-item>
        <text:list-item>
          <text:p text:style-name="P10">Бобков А. C., Егошин А. В. «ОБЗОР СПОСОБОВ ОПТИМИЗАЦИИ ГРАФА ДОРОЖНОЙ СЕТИ В ЗАДАЧЕ МАРШРУТИЗАЦИИ». <text:span text:style-name="T31">Ссылка: </text:span>https://science.volgatech.net/upload/documents/conf/np_tm/%D1%87%D0%B0%D1%81%D1%82%D1%8C%203.pdf</text:p>
        </text:list-item>
      </text:list>
      <text:p text:style-name="P16"/>
      <text:p text:style-name="P20"><text:span text:style-name="T20">Целью</text:span> диссертационной работы является создание нейросетевого ИИ для игры «WarOnMap», который будет хорошо ориентироваться на дорожном графе. <text:s/>Исходя из поставленной цели, в диссертационной работе решаются следующие <text:span text:style-name="T20">задачи</text:span>:</text:p>
      <text:list xml:id="list467546781" text:style-name="WWNum5">
        <text:list-item>
          <text:p text:style-name="P11"><text:span text:style-name="T35">Найти и проанализировать различные технологии машинного обучения.</text:span></text:p>
        </text:list-item>
        <text:list-item>
          <text:p text:style-name="P11"><text:span text:style-name="T35">Выбрать подходящие для решения цели</text:span></text:p>
        </text:list-item>
        <text:list-item>
          <text:p text:style-name="P11"><text:span text:style-name="T35">Добавить в игру возможность игроку играть против ИИ и устраивать соревнования между ИИ. Другими словами создать систему для тестирования и обучения ИИ на представленной игре.</text:span></text:p>
        </text:list-item>
        <text:list-item>
          <text:p text:style-name="P11"><text:span text:style-name="T35">Разработать API для бота</text:span></text:p>
        </text:list-item>
        <text:list-item>
          <text:p text:style-name="P11"><text:span text:style-name="T35">Спроектировать ИИ, который будет использовать ранее выбранные технологии.</text:span></text:p>
        </text:list-item>
        <text:list-item>
          <text:p text:style-name="P11"><text:span text:style-name="T35">Создать ИИ</text:span></text:p>
        </text:list-item>
        <text:list-item>
          <text:p text:style-name="P11"><text:span text:style-name="T35">Обучить ИИ на самом себе или реальных игроках</text:span></text:p>
        </text:list-item>
        <text:list-item>
          <text:p text:style-name="P11"><text:span text:style-name="T35">Протестировать ИИ на реальных игроках</text:span></text:p>
        </text:list-item>
      </text:list>
      <text:p text:style-name="P16"><text:span text:style-name="T20">Объектом исследования</text:span> является машинное обучение.</text:p>
      <text:p text:style-name="P20"><text:span text:style-name="T20">Предметом исследования</text:span> является машинное обучение в стратегиях реального времени на дорожном графе .</text:p>
      <text:p text:style-name="P20"><text:span text:style-name="T20">Методы исследования</text:span> заимствованы из <text:span text:style-name="T32">областей машинного обучения, <text:s/>теории баз данных, конечных автоматов, объектно-ориентированного программирования, теории графов.</text:span></text:p>
      <text:p text:style-name="P20"><text:span text:style-name="T20">Новизна</text:span> исследования <text:span text:style-name="T32">заключается в созданный ИИ будет ориентироваться на дорожном графе</text:span>.</text:p>
      <text:p text:style-name="P16"><text:span text:style-name="T20">Практическую ценность работы составляет </text:span><text:span text:style-name="T34">система разработанная для обучения и тестирования различных видов ИИ(основанных не только на технологиях машинного обучения) на дорожных графах</text:span>.</text:p>
      <text:p text:style-name="P24"/>
      <text:p text:style-name="P17"><text:span text:style-name="T20">Основные положения, выносимые на защиту:</text:span></text:p>
      <text:list xml:id="list1505534165" text:style-name="WWNum1">
        <text:list-item>
          <text:p text:style-name="P23">Созданная система позволяет тестировать и обучать ИИ на дорожных графах.</text:p>
        </text:list-item>
        <text:list-item>
          <text:p text:style-name="P23">Созданный ИИ быстро и хорошо ориентируется на дорожном графе, что позволяет ему эффективно управлять армией</text:p>
        </text:list-item>
      </text:list>
      <text:p text:style-name="P16"/>
      <text:p text:style-name="P18"><text:span text:style-name="T20">СОДЕРЖАНИЕ РАБОТЫ</text:span></text:p>
      <text:p text:style-name="P17"><text:span text:style-name="T20">Во введении</text:span> обоснована актуальность темы диссертации, обозначаются цель, объект и предмет исследования, приводятся использованные методы исследования, раскрывается новизна работы.</text:p>
      <text:p text:style-name="P17"><text:span text:style-name="T20">В первой главе</text:span> диссертации проведен обзор существующих методологии разработки машинного обучения и их применения в создании ИИ для игр жанра RTS. Сформулированы следующие требования к показателям эффективности решаемой задачи <text:bookmark-start text:name="__DdeLink__64_1305108454"/><text:span text:style-name="T32">э</text:span><text:bookmark-end text:name="__DdeLink__64_1305108454"/><text:span text:style-name="T32">ффективного управления армией расположенной на дорожном графе</text:span><text:span text:style-name="T36">.</text:span></text:p>
      <text:p text:style-name="P6"><text:span text:style-name="T23">Во второй главе</text:span><text:span text:style-name="T37"> диссертационного исследования рассматривается модель будущего ИИ и принципы его работы. Также будет описана структура системы тестирования и обучения ИИ.</text:span></text:p>
      <text:p text:style-name="P21"><text:span text:style-name="T39">В третьей главе</text:span><text:span text:style-name="T38"> диссертации </text:span><text:span text:style-name="T40">представлены результаты обучения ИИ и его испытании на реальных игроках. На основе полученных результатов составлен вывод об эффективности работы ИИ и его соответствии ранее поставленным критериям. </text:span></text:p>
      <text:p text:style-name="P21"><text:span text:style-name="T39"/></text:p>
      <text:p text:style-name="P22"><text:span text:style-name="T39">ЗАКЛЮЧЕНИЕ</text:span></text:p>
      <text:list xml:id="list622977058" text:style-name="WWNum2">
        <text:list-item>
          <text:p text:style-name="P12"><text:span text:style-name="T35">Были найдены и проанализированы различные технологии машинного обучения.</text:span></text:p>
        </text:list-item>
        <text:list-item>
          <text:p text:style-name="P12"><text:span text:style-name="T35">Из найденных технологии были выбраны те, что подходят для выполнения цели</text:span></text:p>
        </text:list-item>
        <text:list-item>
          <text:p text:style-name="P12"><text:span text:style-name="T35">В игру добавлена возможность играть против ИИ и проводить соревнования между ИИ.</text:span></text:p>
        </text:list-item>
        <text:list-item>
          <text:p text:style-name="P12"><text:span text:style-name="T35">Разработан API для бота</text:span></text:p>
        </text:list-item>
        <text:list-item>
          <text:p text:style-name="P12"><text:span text:style-name="T35">Была придумана структура бота</text:span></text:p>
        </text:list-item>
        <text:list-item>
          <text:p text:style-name="P12"><text:span text:style-name="T35">Был создан бот с ранее придуманной структурой</text:span></text:p>
        </text:list-item>
        <text:list-item>
          <text:p text:style-name="P12"><text:span text:style-name="T35">ИИ был обучен для противостояния реальным игрокам</text:span></text:p>
        </text:list-item>
        <text:list-item>
          <text:p text:style-name="P12"><text:span text:style-name="T35">ИИ протестирован на реальных игроках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 New Roman1" svg:font-family="'Time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" style:family="paragraph" style:parent-style-name="Standard" style:default-outline-level="" style:class="extra">
      <style:paragraph-properties fo:orphans="2" fo:widows="2"/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="Time New Roman1" fo:font-family="'Time New Roman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8:52:13.696375710</meta:creation-date>
    <dc:date>2019-02-05T12:26:29.504808333</dc:date>
    <meta:editing-duration>PT21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47" meta:word-count="779" meta:character-count="6027" meta:non-whitespace-character-count="5313"/>
  </office:meta>
</office:document-meta>
</file>